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092cm" fo:min-width="12.82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2.881cm" fo:min-width="4.42cm" loext:decorative="false"/>
    </style:style>
    <style:style style:name="gr4" style:family="graphic" style:parent-style-name="standard">
      <style:graphic-properties svg:stroke-color="#dddddd" draw:fill="solid" draw:fill-color="#ffffff" draw:textarea-vertical-align="middle" loext:decorative="false"/>
    </style:style>
    <style:style style:name="gr5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1.909cm" fo:min-width="1.863cm" loext:decorative="false"/>
    </style:style>
    <style:style style:name="gr6" style:family="graphic" style:parent-style-name="standard">
      <style:graphic-properties svg:stroke-color="#b2b2b2" draw:fill="solid" draw:fill-color="#dddddd" draw:textarea-vertical-align="middle" loext:decorative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44cm" fo:min-width="2.194cm" loext:decorative="false"/>
    </style:style>
    <style:style style:name="gr8" style:family="graphic" style:parent-style-name="standard">
      <style:graphic-properties draw:stroke="none" draw:fill="solid" draw:fill-color="#cccccc" draw:textarea-vertical-align="middle" draw:auto-grow-height="false" fo:min-height="3.56cm" fo:min-width="3.31cm" fo:wrap-option="wrap" loext:decorative="false"/>
    </style:style>
    <style:style style:name="gr9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086cm" fo:min-width="1.836cm" loext:decorative="fals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321cm" fo:min-width="0cm" loext:decorative="fals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13cm" fo:min-width="0.174cm" loext:decorative="false"/>
    </style:style>
    <style:style style:name="gr1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113cm" fo:min-width="0.174cm" loext:decorative="false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cm" fo:min-width="0.686cm" loext:decorative="fals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686cm" loext:decorative="false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261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29cm" svg:height="7.342cm" svg:x="5.043cm" svg:y="11.989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5.08cm" svg:height="3.291cm" draw:transform="rotate (-1.5707963267949) translate (14.833cm 6.223cm)">
            <text:p/>
            <draw:enhanced-geometry svg:viewBox="0 0 21600 21600" draw:path-stretchpoint-x="10800" draw:path-stretchpoint-y="10800" draw:text-areas="?f3 ?f4 ?f5 ?f6" draw:type="round-rectangle" draw:modifiers="1810.935601458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2">
            <draw:polygon draw:style-name="gr4" draw:text-style-name="P3" draw:layer="layout" svg:width="1.889cm" svg:height="2.793cm" draw:transform="rotate (-1.5707963267949) translate (14.584cm 8.763cm)" svg:viewBox="0 0 1890 2794" draw:points="1890,0 0,254 0,2413 1890,2794">
              <text:p/>
            </draw:polygon>
            <draw:custom-shape draw:style-name="gr5" draw:text-style-name="P4" draw:layer="layout" svg:width="2.363cm" svg:height="2.159cm" draw:transform="rotate (-1.5707963267949) translate (14.33cm 6.4cm)">
              <text:p/>
              <draw:enhanced-geometry svg:viewBox="0 0 21600 21600" draw:type="rectangle" draw:enhanced-path="M 0 0 L 21600 0 21600 21600 0 21600 0 0 Z N"/>
            </draw:custom-shape>
            <draw:polygon draw:style-name="gr6" draw:text-style-name="P5" draw:layer="layout" svg:width="0.472cm" svg:height="2.793cm" draw:transform="rotate (-1.5707963267949) translate (14.584cm 10.6532325581395cm)" svg:viewBox="0 0 473 2794" draw:points="473,2667 0,2794 0,0 473,127">
              <text:p/>
            </draw:polygon>
          </draw:g>
        </draw:g>
        <draw:g draw:style-name="gr2">
          <draw:custom-shape draw:style-name="gr3" draw:text-style-name="P2" draw:layer="layout" svg:width="5.08cm" svg:height="3.291cm" draw:transform="rotate (-1.5707963267949) translate (9.64cm 6.224cm)">
            <text:p/>
            <draw:enhanced-geometry svg:viewBox="0 0 21600 21600" draw:path-stretchpoint-x="10800" draw:path-stretchpoint-y="10800" draw:text-areas="?f3 ?f4 ?f5 ?f6" draw:type="round-rectangle" draw:modifiers="1810.935601458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2">
            <draw:polygon draw:style-name="gr6" draw:text-style-name="P5" draw:layer="layout" svg:width="1.889cm" svg:height="2.793cm" draw:transform="rotate (-1.5707963267949) translate (9.391cm 6.87376744186047cm)" svg:viewBox="0 0 1890 2794" draw:points="0,0 1890,254 1890,2413 0,2794">
              <text:p/>
            </draw:polygon>
            <draw:custom-shape draw:style-name="gr5" draw:text-style-name="P4" draw:layer="layout" svg:width="2.363cm" svg:height="2.159cm" draw:transform="rotate (1.5707963267949) translate (6.973cm 11.127cm)">
              <text:p/>
              <draw:enhanced-geometry svg:viewBox="0 0 21600 21600" draw:mirror-horizontal="true" draw:type="rectangle" draw:enhanced-path="M 0 0 L 21600 0 21600 21600 0 21600 0 0 Z N"/>
            </draw:custom-shape>
            <draw:polygon draw:style-name="gr4" draw:text-style-name="P3" draw:layer="layout" svg:width="0.472cm" svg:height="2.793cm" draw:transform="rotate (-1.5707963267949) translate (9.391cm 6.40120930232558cm)" svg:viewBox="0 0 473 2794" draw:points="0,2667 473,2794 473,0 0,127">
              <text:p/>
            </draw:polygon>
          </draw:g>
        </draw:g>
        <draw:g draw:style-name="gr2">
          <draw:g draw:style-name="gr2">
            <draw:custom-shape draw:style-name="gr7" draw:text-style-name="P3" draw:layer="layout" svg:width="3.81cm" svg:height="3.81cm" svg:x="6.563cm" svg:y="12.8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1cm" svg:height="3.81cm" svg:x="6.563cm" svg:y="12.866cm">
              <text:p/>
              <draw:enhanced-geometry draw:glue-point-type="segments" draw:type="mso-spt100" draw:modifiers="133.020193484707 -41.2148195005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4" draw:layer="layout" svg:width="3.302cm" svg:height="3.302cm" svg:x="6.817cm" svg:y="13.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7" draw:layer="layout" svg:width="0.297cm" svg:height="1.571cm" draw:transform="rotate (1.5707963267949) translate (7.17cm 14.908cm)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3" draw:layer="layout" svg:width="0.674cm" svg:height="0.363cm" svg:x="8.093cm" svg:y="14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6" draw:layer="layout" svg:width="0.674cm" svg:height="0.363cm" svg:x="7.129cm" svg:y="14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6" draw:layer="layout" svg:width="1.638cm" svg:height="0.193cm" svg:x="7.129cm" svg:y="14.565cm">
              <text:p/>
              <draw:enhanced-geometry svg:viewBox="0 0 21600 21600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3" draw:layer="layout" svg:width="1.638cm" svg:height="0.192cm" svg:x="7.129cm" svg:y="14.745cm">
              <text:p/>
              <draw:enhanced-geometry svg:viewBox="0 0 21600 21600" draw:glue-points="?f6 10800 10800 21600 ?f5 10800 10800 0" draw:text-areas="?f3 ?f3 ?f4 ?f4" draw:mirror-vertical="true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7" draw:layer="layout" svg:width="0.243cm" svg:height="1.511cm" draw:transform="rotate (1.5707963267949) translate (7.197cm 14.877cm)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7" draw:text-style-name="P3" draw:layer="layout" svg:width="3.81cm" svg:height="3.81cm" svg:x="11.967cm" svg:y="1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1cm" svg:height="3.81cm" svg:x="11.967cm" svg:y="12.862cm">
              <text:p/>
              <draw:enhanced-geometry draw:glue-point-type="segments" draw:type="mso-spt100" draw:modifiers="133.020193484707 -41.2148195005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4" draw:layer="layout" svg:width="3.302cm" svg:height="3.302cm" svg:x="12.221cm" svg:y="13.1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11" draw:text-style-name="P3" draw:layer="layout" svg:width="0.674cm" svg:height="0.363cm" draw:transform="rotate (1.5707963267949) translate (13.68cm 15.10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2" draw:text-style-name="P6" draw:layer="layout" svg:width="0.674cm" svg:height="0.363cm" draw:transform="rotate (1.5707963267949) translate (13.68cm 14.14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" draw:text-style-name="P6" draw:layer="layout" svg:width="1.638cm" svg:height="0.193cm" draw:transform="rotate (1.5707963267949) translate (13.671cm 15.109cm)">
              <text:p/>
              <draw:enhanced-geometry svg:viewBox="0 0 21600 21600" draw:glue-points="?f6 10800 10800 21600 ?f5 10800 10800 0" draw:text-areas="?f3 ?f3 ?f4 ?f4" draw:mirror-vertical="true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3" draw:layer="layout" svg:width="1.638cm" svg:height="0.192cm" draw:transform="rotate (-1.5707963267949) translate (14.043cm 13.471cm)">
              <text:p/>
              <draw:enhanced-geometry svg:viewBox="0 0 21600 21600" draw:glue-points="?f6 10800 10800 21600 ?f5 10800 10800 0" draw:text-areas="?f3 ?f3 ?f4 ?f4" draw:mirror-vertical="false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7" draw:layer="layout" svg:width="0.243cm" svg:height="1.511cm" draw:transform="rotate (-3.14159265358979) translate (13.983cm 15.049cm)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6:57:00.767794848</meta:creation-date>
    <dc:date>2025-04-18T15:35:54.072646875</dc:date>
    <meta:editing-duration>PT6M19S</meta:editing-duration>
    <meta:editing-cycles>4</meta:editing-cycles>
    <meta:generator>LibreOffice/24.2.7.2$Linux_X86_64 LibreOffice_project/420$Build-2</meta:generator>
    <meta:document-statistic meta:object-count="36"/>
  </office:meta>
</office:document-meta>
</file>